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1"/>
    </style:style>
    <style:style style:name="T1" style:family="text">
      <style:text-properties fo:color="#000000" loext:opacity="100%" style:font-name="Comic Sans M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🖨🌜▶🐓🅰🏷🏷⭕🌫⚖📧🏷🦖◀🌛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1T07:13:30.9910000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7.4.2.3$Windows_X86_64 LibreOffice_project/382eef1f22670f7f4118c8c2dd222ec7ad009daf</meta:generator>
  </office:meta>
</office:document-meta>
</file>